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07T16:39:16</dc:date>
    <meta:editing-duration>P2DT16H53M23S</meta:editing-duration>
    <meta:editing-cycles>514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7" meta:word-count="413" meta:character-count="4534" meta:non-whitespace-character-count="4056"/>
  </office:meta>
</office:document-meta>
</file>